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2FA95989D4AF6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8.126cm, 9.955cm, 4.66cm, 9.04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5.681cm" svg:height="6.89cm" draw:z-index="0"><draw:image xlink:href="Pictures/10000000000005560000030042FA95989D4AF6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43:42.205165720</meta:creation-date>
    <dc:date>2017-08-03T19:45:56.389039726</dc:date>
    <meta:editing-duration>PT2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